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1.622in"/>
    </style:style>
    <style:style style:name="co6" style:family="table-column">
      <style:table-column-properties fo:break-before="auto" style:column-width="2.69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float" office:value="281648">
            <text:p>281648</text:p>
          </table:table-cell>
          <table:table-cell office:value-type="float" office:value="0.713857">
            <text:p>0.713857</text:p>
          </table:table-cell>
          <table:table-cell/>
          <table:table-cell office:value-type="float" office:value="294104">
            <text:p>294104</text:p>
          </table:table-cell>
          <table:table-cell office:value-type="float" office:value="0.648714">
            <text:p>0.648714</text:p>
          </table:table-cell>
          <table:table-cell/>
        </table:table-row>
        <table:table-row table:style-name="ro1">
          <table:table-cell office:value-type="float" office:value="270788">
            <text:p>270788</text:p>
          </table:table-cell>
          <table:table-cell office:value-type="float" office:value="0.640571">
            <text:p>0.640571</text:p>
          </table:table-cell>
          <table:table-cell/>
          <table:table-cell office:value-type="float" office:value="299228">
            <text:p>299228</text:p>
          </table:table-cell>
          <table:table-cell office:value-type="float" office:value="0.645214">
            <text:p>0.645214</text:p>
          </table:table-cell>
          <table:table-cell/>
        </table:table-row>
        <table:table-row table:style-name="ro1">
          <table:table-cell office:value-type="float" office:value="279972">
            <text:p>279972</text:p>
          </table:table-cell>
          <table:table-cell office:value-type="float" office:value="0.693786">
            <text:p>0.693786</text:p>
          </table:table-cell>
          <table:table-cell/>
          <table:table-cell office:value-type="float" office:value="306244">
            <text:p>306244</text:p>
          </table:table-cell>
          <table:table-cell office:value-type="float" office:value="0.674714">
            <text:p>0.674714</text:p>
          </table:table-cell>
          <table:table-cell/>
        </table:table-row>
        <table:table-row table:style-name="ro1">
          <table:table-cell office:value-type="float" office:value="270240">
            <text:p>270240</text:p>
          </table:table-cell>
          <table:table-cell office:value-type="float" office:value="0.675429">
            <text:p>0.675429</text:p>
          </table:table-cell>
          <table:table-cell/>
          <table:table-cell office:value-type="float" office:value="287056">
            <text:p>287056</text:p>
          </table:table-cell>
          <table:table-cell office:value-type="float" office:value="0.653071">
            <text:p>0.653071</text:p>
          </table:table-cell>
          <table:table-cell/>
        </table:table-row>
        <table:table-row table:style-name="ro1">
          <table:table-cell office:value-type="float" office:value="268848">
            <text:p>268848</text:p>
          </table:table-cell>
          <table:table-cell office:value-type="float" office:value="0.636286">
            <text:p>0.636286</text:p>
          </table:table-cell>
          <table:table-cell/>
          <table:table-cell office:value-type="float" office:value="287832">
            <text:p>287832</text:p>
          </table:table-cell>
          <table:table-cell office:value-type="float" office:value="0.684143">
            <text:p>0.684143</text:p>
          </table:table-cell>
          <table:table-cell/>
        </table:table-row>
        <table:table-row table:style-name="ro1">
          <table:table-cell office:value-type="float" office:value="279796">
            <text:p>279796</text:p>
          </table:table-cell>
          <table:table-cell office:value-type="float" office:value="0.714143">
            <text:p>0.714143</text:p>
          </table:table-cell>
          <table:table-cell/>
          <table:table-cell office:value-type="float" office:value="283548">
            <text:p>283548</text:p>
          </table:table-cell>
          <table:table-cell office:value-type="float" office:value="0.690143">
            <text:p>0.690143</text:p>
          </table:table-cell>
          <table:table-cell/>
        </table:table-row>
        <table:table-row table:style-name="ro1">
          <table:table-cell office:value-type="float" office:value="260340">
            <text:p>260340</text:p>
          </table:table-cell>
          <table:table-cell office:value-type="float" office:value="0.665">
            <text:p>0.665</text:p>
          </table:table-cell>
          <table:table-cell/>
          <table:table-cell office:value-type="float" office:value="293468">
            <text:p>293468</text:p>
          </table:table-cell>
          <table:table-cell office:value-type="float" office:value="0.689786">
            <text:p>0.689786</text:p>
          </table:table-cell>
          <table:table-cell/>
        </table:table-row>
        <table:table-row table:style-name="ro1">
          <table:table-cell office:value-type="float" office:value="273936">
            <text:p>273936</text:p>
          </table:table-cell>
          <table:table-cell office:value-type="float" office:value="0.666929">
            <text:p>0.666929</text:p>
          </table:table-cell>
          <table:table-cell/>
          <table:table-cell office:value-type="float" office:value="282352">
            <text:p>282352</text:p>
          </table:table-cell>
          <table:table-cell office:value-type="float" office:value="0.677857">
            <text:p>0.677857</text:p>
          </table:table-cell>
          <table:table-cell/>
        </table:table-row>
        <table:table-row table:style-name="ro1">
          <table:table-cell office:value-type="float" office:value="265840">
            <text:p>265840</text:p>
          </table:table-cell>
          <table:table-cell office:value-type="float" office:value="0.670643">
            <text:p>0.670643</text:p>
          </table:table-cell>
          <table:table-cell/>
          <table:table-cell office:value-type="float" office:value="286096">
            <text:p>286096</text:p>
          </table:table-cell>
          <table:table-cell office:value-type="float" office:value="0.647857">
            <text:p>0.647857</text:p>
          </table:table-cell>
          <table:table-cell/>
        </table:table-row>
        <table:table-row table:style-name="ro1">
          <table:table-cell office:value-type="float" office:value="261128">
            <text:p>261128</text:p>
          </table:table-cell>
          <table:table-cell office:value-type="float" office:value="0.677357">
            <text:p>0.677357</text:p>
          </table:table-cell>
          <table:table-cell/>
          <table:table-cell office:value-type="float" office:value="281532">
            <text:p>281532</text:p>
          </table:table-cell>
          <table:table-cell office:value-type="float" office:value="0.643">
            <text:p>0.643</text:p>
          </table:table-cell>
          <table:table-cell/>
        </table:table-row>
        <table:table-row table:style-name="ro1">
          <table:table-cell office:value-type="float" office:value="274288">
            <text:p>274288</text:p>
          </table:table-cell>
          <table:table-cell office:value-type="float" office:value="0.718643">
            <text:p>0.718643</text:p>
          </table:table-cell>
          <table:table-cell/>
          <table:table-cell office:value-type="float" office:value="292352">
            <text:p>292352</text:p>
          </table:table-cell>
          <table:table-cell office:value-type="float" office:value="0.6765">
            <text:p>0.6765</text:p>
          </table:table-cell>
          <table:table-cell/>
        </table:table-row>
        <table:table-row table:style-name="ro1">
          <table:table-cell office:value-type="float" office:value="287368">
            <text:p>287368</text:p>
          </table:table-cell>
          <table:table-cell office:value-type="float" office:value="0.678143">
            <text:p>0.678143</text:p>
          </table:table-cell>
          <table:table-cell/>
          <table:table-cell office:value-type="float" office:value="288664">
            <text:p>288664</text:p>
          </table:table-cell>
          <table:table-cell office:value-type="float" office:value="0.689643">
            <text:p>0.689643</text:p>
          </table:table-cell>
          <table:table-cell/>
        </table:table-row>
        <table:table-row table:style-name="ro1">
          <table:table-cell office:value-type="float" office:value="265000">
            <text:p>265000</text:p>
          </table:table-cell>
          <table:table-cell office:value-type="float" office:value="0.675286">
            <text:p>0.675286</text:p>
          </table:table-cell>
          <table:table-cell/>
          <table:table-cell office:value-type="float" office:value="285452">
            <text:p>285452</text:p>
          </table:table-cell>
          <table:table-cell office:value-type="float" office:value="0.7155">
            <text:p>0.7155</text:p>
          </table:table-cell>
          <table:table-cell/>
        </table:table-row>
        <table:table-row table:style-name="ro1">
          <table:table-cell office:value-type="float" office:value="269268">
            <text:p>269268</text:p>
          </table:table-cell>
          <table:table-cell office:value-type="float" office:value="0.656714">
            <text:p>0.656714</text:p>
          </table:table-cell>
          <table:table-cell/>
          <table:table-cell office:value-type="float" office:value="285772">
            <text:p>285772</text:p>
          </table:table-cell>
          <table:table-cell office:value-type="float" office:value="0.6545">
            <text:p>0.6545</text:p>
          </table:table-cell>
          <table:table-cell/>
        </table:table-row>
        <table:table-row table:style-name="ro1">
          <table:table-cell office:value-type="float" office:value="290008">
            <text:p>290008</text:p>
          </table:table-cell>
          <table:table-cell office:value-type="float" office:value="0.628143">
            <text:p>0.628143</text:p>
          </table:table-cell>
          <table:table-cell/>
          <table:table-cell office:value-type="float" office:value="287804">
            <text:p>287804</text:p>
          </table:table-cell>
          <table:table-cell office:value-type="float" office:value="0.702286">
            <text:p>0.702286</text:p>
          </table:table-cell>
          <table:table-cell/>
        </table:table-row>
        <table:table-row table:style-name="ro1">
          <table:table-cell office:value-type="float" office:value="281132">
            <text:p>281132</text:p>
          </table:table-cell>
          <table:table-cell office:value-type="float" office:value="0.687571">
            <text:p>0.687571</text:p>
          </table:table-cell>
          <table:table-cell/>
          <table:table-cell office:value-type="float" office:value="291952">
            <text:p>291952</text:p>
          </table:table-cell>
          <table:table-cell office:value-type="float" office:value="0.689786">
            <text:p>0.689786</text:p>
          </table:table-cell>
          <table:table-cell/>
        </table:table-row>
        <table:table-row table:style-name="ro1">
          <table:table-cell office:value-type="float" office:value="262396">
            <text:p>262396</text:p>
          </table:table-cell>
          <table:table-cell office:value-type="float" office:value="0.6885">
            <text:p>0.6885</text:p>
          </table:table-cell>
          <table:table-cell/>
          <table:table-cell office:value-type="float" office:value="293224">
            <text:p>293224</text:p>
          </table:table-cell>
          <table:table-cell office:value-type="float" office:value="0.617714">
            <text:p>0.617714</text:p>
          </table:table-cell>
          <table:table-cell/>
        </table:table-row>
        <table:table-row table:style-name="ro1">
          <table:table-cell office:value-type="float" office:value="282828">
            <text:p>282828</text:p>
          </table:table-cell>
          <table:table-cell office:value-type="float" office:value="0.679">
            <text:p>0.679</text:p>
          </table:table-cell>
          <table:table-cell/>
          <table:table-cell office:value-type="float" office:value="292600">
            <text:p>292600</text:p>
          </table:table-cell>
          <table:table-cell office:value-type="float" office:value="0.692714">
            <text:p>0.692714</text:p>
          </table:table-cell>
          <table:table-cell/>
        </table:table-row>
        <table:table-row table:style-name="ro1">
          <table:table-cell office:value-type="float" office:value="280240">
            <text:p>280240</text:p>
          </table:table-cell>
          <table:table-cell office:value-type="float" office:value="0.649429">
            <text:p>0.649429</text:p>
          </table:table-cell>
          <table:table-cell/>
          <table:table-cell office:value-type="float" office:value="300188">
            <text:p>300188</text:p>
          </table:table-cell>
          <table:table-cell office:value-type="float" office:value="0.625143">
            <text:p>0.625143</text:p>
          </table:table-cell>
          <table:table-cell/>
        </table:table-row>
        <table:table-row table:style-name="ro1">
          <table:table-cell office:value-type="float" office:value="276408">
            <text:p>276408</text:p>
          </table:table-cell>
          <table:table-cell office:value-type="float" office:value="0.704214">
            <text:p>0.704214</text:p>
          </table:table-cell>
          <table:table-cell/>
          <table:table-cell office:value-type="float" office:value="290720">
            <text:p>290720</text:p>
          </table:table-cell>
          <table:table-cell office:value-type="float" office:value="0.681571">
            <text:p>0.681571</text:p>
          </table:table-cell>
          <table:table-cell/>
        </table:table-row>
        <table:table-row table:style-name="ro1">
          <table:table-cell office:value-type="float" office:value="272264">
            <text:p>272264</text:p>
          </table:table-cell>
          <table:table-cell office:value-type="float" office:value="0.6445">
            <text:p>0.6445</text:p>
          </table:table-cell>
          <table:table-cell/>
          <table:table-cell office:value-type="float" office:value="287508">
            <text:p>287508</text:p>
          </table:table-cell>
          <table:table-cell office:value-type="float" office:value="0.668571">
            <text:p>0.668571</text:p>
          </table:table-cell>
          <table:table-cell/>
        </table:table-row>
        <table:table-row table:style-name="ro1">
          <table:table-cell office:value-type="float" office:value="259624">
            <text:p>259624</text:p>
          </table:table-cell>
          <table:table-cell office:value-type="float" office:value="0.626857">
            <text:p>0.626857</text:p>
          </table:table-cell>
          <table:table-cell/>
          <table:table-cell office:value-type="float" office:value="300944">
            <text:p>300944</text:p>
          </table:table-cell>
          <table:table-cell office:value-type="float" office:value="0.719714">
            <text:p>0.719714</text:p>
          </table:table-cell>
          <table:table-cell/>
        </table:table-row>
        <table:table-row table:style-name="ro1">
          <table:table-cell office:value-type="float" office:value="255400">
            <text:p>255400</text:p>
          </table:table-cell>
          <table:table-cell office:value-type="float" office:value="0.6925">
            <text:p>0.6925</text:p>
          </table:table-cell>
          <table:table-cell/>
          <table:table-cell office:value-type="float" office:value="289928">
            <text:p>289928</text:p>
          </table:table-cell>
          <table:table-cell office:value-type="float" office:value="0.663786">
            <text:p>0.663786</text:p>
          </table:table-cell>
          <table:table-cell/>
        </table:table-row>
        <table:table-row table:style-name="ro1">
          <table:table-cell office:value-type="float" office:value="270820">
            <text:p>270820</text:p>
          </table:table-cell>
          <table:table-cell office:value-type="float" office:value="0.653714">
            <text:p>0.653714</text:p>
          </table:table-cell>
          <table:table-cell/>
          <table:table-cell office:value-type="float" office:value="298128">
            <text:p>298128</text:p>
          </table:table-cell>
          <table:table-cell office:value-type="float" office:value="0.659643">
            <text:p>0.659643</text:p>
          </table:table-cell>
          <table:table-cell/>
        </table:table-row>
        <table:table-row table:style-name="ro1">
          <table:table-cell office:value-type="float" office:value="278948">
            <text:p>278948</text:p>
          </table:table-cell>
          <table:table-cell office:value-type="float" office:value="0.691357">
            <text:p>0.691357</text:p>
          </table:table-cell>
          <table:table-cell/>
          <table:table-cell office:value-type="float" office:value="306724">
            <text:p>306724</text:p>
          </table:table-cell>
          <table:table-cell office:value-type="float" office:value="0.700071">
            <text:p>0.700071</text:p>
          </table:table-cell>
          <table:table-cell/>
        </table:table-row>
        <table:table-row table:style-name="ro1">
          <table:table-cell office:value-type="float" office:value="264440">
            <text:p>264440</text:p>
          </table:table-cell>
          <table:table-cell office:value-type="float" office:value="0.687214">
            <text:p>0.687214</text:p>
          </table:table-cell>
          <table:table-cell/>
          <table:table-cell office:value-type="float" office:value="297380">
            <text:p>297380</text:p>
          </table:table-cell>
          <table:table-cell office:value-type="float" office:value="0.659571">
            <text:p>0.659571</text:p>
          </table:table-cell>
          <table:table-cell/>
        </table:table-row>
        <table:table-row table:style-name="ro1">
          <table:table-cell office:value-type="float" office:value="265580">
            <text:p>265580</text:p>
          </table:table-cell>
          <table:table-cell office:value-type="float" office:value="0.717929">
            <text:p>0.717929</text:p>
          </table:table-cell>
          <table:table-cell/>
          <table:table-cell office:value-type="float" office:value="297568">
            <text:p>297568</text:p>
          </table:table-cell>
          <table:table-cell office:value-type="float" office:value="0.687786">
            <text:p>0.687786</text:p>
          </table:table-cell>
          <table:table-cell/>
        </table:table-row>
        <table:table-row table:style-name="ro1">
          <table:table-cell office:value-type="float" office:value="259672">
            <text:p>259672</text:p>
          </table:table-cell>
          <table:table-cell office:value-type="float" office:value="0.709">
            <text:p>0.709</text:p>
          </table:table-cell>
          <table:table-cell/>
          <table:table-cell office:value-type="float" office:value="298884">
            <text:p>298884</text:p>
          </table:table-cell>
          <table:table-cell office:value-type="float" office:value="0.628571">
            <text:p>0.628571</text:p>
          </table:table-cell>
          <table:table-cell/>
        </table:table-row>
        <table:table-row table:style-name="ro1">
          <table:table-cell office:value-type="float" office:value="268008">
            <text:p>268008</text:p>
          </table:table-cell>
          <table:table-cell office:value-type="float" office:value="0.6775">
            <text:p>0.6775</text:p>
          </table:table-cell>
          <table:table-cell/>
          <table:table-cell office:value-type="float" office:value="285352">
            <text:p>285352</text:p>
          </table:table-cell>
          <table:table-cell office:value-type="float" office:value="0.626">
            <text:p>0.626</text:p>
          </table:table-cell>
          <table:table-cell/>
        </table:table-row>
        <table:table-row table:style-name="ro1">
          <table:table-cell office:value-type="float" office:value="294276">
            <text:p>294276</text:p>
          </table:table-cell>
          <table:table-cell office:value-type="float" office:value="0.618143">
            <text:p>0.618143</text:p>
          </table:table-cell>
          <table:table-cell/>
          <table:table-cell office:value-type="float" office:value="293480">
            <text:p>293480</text:p>
          </table:table-cell>
          <table:table-cell office:value-type="float" office:value="0.665786">
            <text:p>0.665786</text:p>
          </table:table-cell>
          <table:table-cell/>
        </table:table-row>
        <table:table-row table:style-name="ro1">
          <table:table-cell office:value-type="float" office:value="267752">
            <text:p>267752</text:p>
          </table:table-cell>
          <table:table-cell office:value-type="float" office:value="0.680929">
            <text:p>0.680929</text:p>
          </table:table-cell>
          <table:table-cell/>
          <table:table-cell office:value-type="float" office:value="286656">
            <text:p>286656</text:p>
          </table:table-cell>
          <table:table-cell office:value-type="float" office:value="0.663929">
            <text:p>0.663929</text:p>
          </table:table-cell>
          <table:table-cell/>
        </table:table-row>
        <table:table-row table:style-name="ro1">
          <table:table-cell office:value-type="float" office:value="270028">
            <text:p>270028</text:p>
          </table:table-cell>
          <table:table-cell office:value-type="float" office:value="0.707857">
            <text:p>0.707857</text:p>
          </table:table-cell>
          <table:table-cell/>
          <table:table-cell office:value-type="float" office:value="284780">
            <text:p>284780</text:p>
          </table:table-cell>
          <table:table-cell office:value-type="float" office:value="0.677571">
            <text:p>0.677571</text:p>
          </table:table-cell>
          <table:table-cell/>
        </table:table-row>
        <table:table-row table:style-name="ro1">
          <table:table-cell office:value-type="float" office:value="274468">
            <text:p>274468</text:p>
          </table:table-cell>
          <table:table-cell office:value-type="float" office:value="0.675143">
            <text:p>0.675143</text:p>
          </table:table-cell>
          <table:table-cell/>
          <table:table-cell office:value-type="float" office:value="284420">
            <text:p>284420</text:p>
          </table:table-cell>
          <table:table-cell office:value-type="float" office:value="0.668929">
            <text:p>0.668929</text:p>
          </table:table-cell>
          <table:table-cell/>
        </table:table-row>
        <table:table-row table:style-name="ro1">
          <table:table-cell office:value-type="float" office:value="276388">
            <text:p>276388</text:p>
          </table:table-cell>
          <table:table-cell office:value-type="float" office:value="0.697214">
            <text:p>0.697214</text:p>
          </table:table-cell>
          <table:table-cell/>
          <table:table-cell office:value-type="float" office:value="286320">
            <text:p>286320</text:p>
          </table:table-cell>
          <table:table-cell office:value-type="float" office:value="0.684">
            <text:p>0.684</text:p>
          </table:table-cell>
          <table:table-cell/>
        </table:table-row>
        <table:table-row table:style-name="ro1">
          <table:table-cell office:value-type="float" office:value="265472">
            <text:p>265472</text:p>
          </table:table-cell>
          <table:table-cell office:value-type="float" office:value="0.675286">
            <text:p>0.675286</text:p>
          </table:table-cell>
          <table:table-cell/>
          <table:table-cell office:value-type="float" office:value="285420">
            <text:p>285420</text:p>
          </table:table-cell>
          <table:table-cell office:value-type="float" office:value="0.687929">
            <text:p>0.687929</text:p>
          </table:table-cell>
          <table:table-cell/>
        </table:table-row>
        <table:table-row table:style-name="ro1">
          <table:table-cell office:value-type="float" office:value="271524">
            <text:p>271524</text:p>
          </table:table-cell>
          <table:table-cell office:value-type="float" office:value="0.658929">
            <text:p>0.658929</text:p>
          </table:table-cell>
          <table:table-cell/>
          <table:table-cell office:value-type="float" office:value="290504">
            <text:p>290504</text:p>
          </table:table-cell>
          <table:table-cell office:value-type="float" office:value="0.631143">
            <text:p>0.631143</text:p>
          </table:table-cell>
          <table:table-cell/>
        </table:table-row>
        <table:table-row table:style-name="ro1">
          <table:table-cell office:value-type="float" office:value="268692">
            <text:p>268692</text:p>
          </table:table-cell>
          <table:table-cell office:value-type="float" office:value="0.650857">
            <text:p>0.650857</text:p>
          </table:table-cell>
          <table:table-cell/>
          <table:table-cell office:value-type="float" office:value="279888">
            <text:p>279888</text:p>
          </table:table-cell>
          <table:table-cell office:value-type="float" office:value="0.689071">
            <text:p>0.689071</text:p>
          </table:table-cell>
          <table:table-cell/>
        </table:table-row>
        <table:table-row table:style-name="ro1">
          <table:table-cell office:value-type="float" office:value="271524">
            <text:p>271524</text:p>
          </table:table-cell>
          <table:table-cell office:value-type="float" office:value="0.629071">
            <text:p>0.629071</text:p>
          </table:table-cell>
          <table:table-cell/>
          <table:table-cell office:value-type="float" office:value="291940">
            <text:p>291940</text:p>
          </table:table-cell>
          <table:table-cell office:value-type="float" office:value="0.684071">
            <text:p>0.684071</text:p>
          </table:table-cell>
          <table:table-cell/>
        </table:table-row>
        <table:table-row table:style-name="ro1">
          <table:table-cell office:value-type="float" office:value="281424">
            <text:p>281424</text:p>
          </table:table-cell>
          <table:table-cell office:value-type="float" office:value="0.715357">
            <text:p>0.715357</text:p>
          </table:table-cell>
          <table:table-cell/>
          <table:table-cell office:value-type="float" office:value="287172">
            <text:p>287172</text:p>
          </table:table-cell>
          <table:table-cell office:value-type="float" office:value="0.6425">
            <text:p>0.6425</text:p>
          </table:table-cell>
          <table:table-cell/>
        </table:table-row>
        <table:table-row table:style-name="ro1">
          <table:table-cell office:value-type="float" office:value="284568">
            <text:p>284568</text:p>
          </table:table-cell>
          <table:table-cell office:value-type="float" office:value="0.693714">
            <text:p>0.693714</text:p>
          </table:table-cell>
          <table:table-cell/>
          <table:table-cell office:value-type="float" office:value="282748">
            <text:p>282748</text:p>
          </table:table-cell>
          <table:table-cell office:value-type="float" office:value="0.6215">
            <text:p>0.6215</text:p>
          </table:table-cell>
          <table:table-cell/>
        </table:table-row>
        <table:table-row table:style-name="ro1">
          <table:table-cell office:value-type="float" office:value="279940">
            <text:p>279940</text:p>
          </table:table-cell>
          <table:table-cell office:value-type="float" office:value="0.687">
            <text:p>0.687</text:p>
          </table:table-cell>
          <table:table-cell/>
          <table:table-cell office:value-type="float" office:value="283680">
            <text:p>283680</text:p>
          </table:table-cell>
          <table:table-cell office:value-type="float" office:value="0.654357">
            <text:p>0.654357</text:p>
          </table:table-cell>
          <table:table-cell/>
        </table:table-row>
        <table:table-row table:style-name="ro1">
          <table:table-cell office:value-type="float" office:value="298540">
            <text:p>298540</text:p>
          </table:table-cell>
          <table:table-cell office:value-type="float" office:value="0.661143">
            <text:p>0.661143</text:p>
          </table:table-cell>
          <table:table-cell/>
          <table:table-cell office:value-type="float" office:value="288688">
            <text:p>288688</text:p>
          </table:table-cell>
          <table:table-cell office:value-type="float" office:value="0.69">
            <text:p>0.69</text:p>
          </table:table-cell>
          <table:table-cell/>
        </table:table-row>
        <table:table-row table:style-name="ro1">
          <table:table-cell office:value-type="float" office:value="273948">
            <text:p>273948</text:p>
          </table:table-cell>
          <table:table-cell office:value-type="float" office:value="0.6905">
            <text:p>0.6905</text:p>
          </table:table-cell>
          <table:table-cell/>
          <table:table-cell office:value-type="float" office:value="287816">
            <text:p>287816</text:p>
          </table:table-cell>
          <table:table-cell office:value-type="float" office:value="0.645643">
            <text:p>0.645643</text:p>
          </table:table-cell>
          <table:table-cell/>
        </table:table-row>
        <table:table-row table:style-name="ro1">
          <table:table-cell office:value-type="float" office:value="285432">
            <text:p>285432</text:p>
          </table:table-cell>
          <table:table-cell office:value-type="float" office:value="0.679357">
            <text:p>0.679357</text:p>
          </table:table-cell>
          <table:table-cell/>
          <table:table-cell office:value-type="float" office:value="291564">
            <text:p>291564</text:p>
          </table:table-cell>
          <table:table-cell office:value-type="float" office:value="0.6655">
            <text:p>0.6655</text:p>
          </table:table-cell>
          <table:table-cell/>
        </table:table-row>
        <table:table-row table:style-name="ro1">
          <table:table-cell office:value-type="float" office:value="282212">
            <text:p>282212</text:p>
          </table:table-cell>
          <table:table-cell office:value-type="float" office:value="0.712214">
            <text:p>0.712214</text:p>
          </table:table-cell>
          <table:table-cell/>
          <table:table-cell office:value-type="float" office:value="304656">
            <text:p>304656</text:p>
          </table:table-cell>
          <table:table-cell office:value-type="float" office:value="0.670071">
            <text:p>0.670071</text:p>
          </table:table-cell>
          <table:table-cell/>
        </table:table-row>
        <table:table-row table:style-name="ro1">
          <table:table-cell office:value-type="float" office:value="271408">
            <text:p>271408</text:p>
          </table:table-cell>
          <table:table-cell office:value-type="float" office:value="0.712">
            <text:p>0.712</text:p>
          </table:table-cell>
          <table:table-cell/>
          <table:table-cell office:value-type="float" office:value="284436">
            <text:p>284436</text:p>
          </table:table-cell>
          <table:table-cell office:value-type="float" office:value="0.702143">
            <text:p>0.702143</text:p>
          </table:table-cell>
          <table:table-cell/>
        </table:table-row>
        <table:table-row table:style-name="ro1">
          <table:table-cell office:value-type="float" office:value="272788">
            <text:p>272788</text:p>
          </table:table-cell>
          <table:table-cell office:value-type="float" office:value="0.684857">
            <text:p>0.684857</text:p>
          </table:table-cell>
          <table:table-cell/>
          <table:table-cell office:value-type="float" office:value="291800">
            <text:p>291800</text:p>
          </table:table-cell>
          <table:table-cell office:value-type="float" office:value="0.660857">
            <text:p>0.660857</text:p>
          </table:table-cell>
          <table:table-cell/>
        </table:table-row>
        <table:table-row table:style-name="ro1">
          <table:table-cell office:value-type="float" office:value="271868">
            <text:p>271868</text:p>
          </table:table-cell>
          <table:table-cell office:value-type="float" office:value="0.704">
            <text:p>0.704</text:p>
          </table:table-cell>
          <table:table-cell/>
          <table:table-cell office:value-type="float" office:value="302020">
            <text:p>302020</text:p>
          </table:table-cell>
          <table:table-cell office:value-type="float" office:value="0.711357">
            <text:p>0.711357</text:p>
          </table:table-cell>
          <table:table-cell/>
        </table:table-row>
        <table:table-row table:style-name="ro1">
          <table:table-cell office:value-type="float" office:value="256996">
            <text:p>256996</text:p>
          </table:table-cell>
          <table:table-cell office:value-type="float" office:value="0.678643">
            <text:p>0.678643</text:p>
          </table:table-cell>
          <table:table-cell/>
          <table:table-cell office:value-type="float" office:value="301580">
            <text:p>301580</text:p>
          </table:table-cell>
          <table:table-cell office:value-type="float" office:value="0.701071">
            <text:p>0.701071</text:p>
          </table:table-cell>
          <table:table-cell/>
        </table:table-row>
        <table:table-row table:style-name="ro1">
          <table:table-cell office:value-type="float" office:value="272092">
            <text:p>272092</text:p>
          </table:table-cell>
          <table:table-cell office:value-type="float" office:value="0.662">
            <text:p>0.662</text:p>
          </table:table-cell>
          <table:table-cell/>
          <table:table-cell office:value-type="float" office:value="293016">
            <text:p>293016</text:p>
          </table:table-cell>
          <table:table-cell office:value-type="float" office:value="0.603143">
            <text:p>0.603143</text:p>
          </table:table-cell>
          <table:table-cell/>
        </table:table-row>
        <table:table-row table:style-name="ro1">
          <table:table-cell office:value-type="float" office:value="281264">
            <text:p>281264</text:p>
          </table:table-cell>
          <table:table-cell office:value-type="float" office:value="0.659071">
            <text:p>0.659071</text:p>
          </table:table-cell>
          <table:table-cell/>
          <table:table-cell office:value-type="float" office:value="306156">
            <text:p>306156</text:p>
          </table:table-cell>
          <table:table-cell office:value-type="float" office:value="0.708571">
            <text:p>0.708571</text:p>
          </table:table-cell>
          <table:table-cell/>
        </table:table-row>
        <table:table-row table:style-name="ro1">
          <table:table-cell office:value-type="float" office:value="281116">
            <text:p>281116</text:p>
          </table:table-cell>
          <table:table-cell office:value-type="float" office:value="0.656571">
            <text:p>0.656571</text:p>
          </table:table-cell>
          <table:table-cell/>
          <table:table-cell office:value-type="float" office:value="305728">
            <text:p>305728</text:p>
          </table:table-cell>
          <table:table-cell office:value-type="float" office:value="0.670357">
            <text:p>0.670357</text:p>
          </table:table-cell>
          <table:table-cell/>
        </table:table-row>
        <table:table-row table:style-name="ro1">
          <table:table-cell office:value-type="float" office:value="276384">
            <text:p>276384</text:p>
          </table:table-cell>
          <table:table-cell office:value-type="float" office:value="0.733929">
            <text:p>0.733929</text:p>
          </table:table-cell>
          <table:table-cell/>
          <table:table-cell office:value-type="float" office:value="304564">
            <text:p>304564</text:p>
          </table:table-cell>
          <table:table-cell office:value-type="float" office:value="0.6955">
            <text:p>0.6955</text:p>
          </table:table-cell>
          <table:table-cell/>
        </table:table-row>
        <table:table-row table:style-name="ro1">
          <table:table-cell office:value-type="float" office:value="286780">
            <text:p>286780</text:p>
          </table:table-cell>
          <table:table-cell office:value-type="float" office:value="0.646714">
            <text:p>0.646714</text:p>
          </table:table-cell>
          <table:table-cell/>
          <table:table-cell office:value-type="float" office:value="293220">
            <text:p>293220</text:p>
          </table:table-cell>
          <table:table-cell office:value-type="float" office:value="0.697286">
            <text:p>0.697286</text:p>
          </table:table-cell>
          <table:table-cell/>
        </table:table-row>
        <table:table-row table:style-name="ro1">
          <table:table-cell office:value-type="float" office:value="196252">
            <text:p>196252</text:p>
          </table:table-cell>
          <table:table-cell office:value-type="float" office:value="0.644429">
            <text:p>0.644429</text:p>
          </table:table-cell>
          <table:table-cell/>
          <table:table-cell office:value-type="float" office:value="291360">
            <text:p>291360</text:p>
          </table:table-cell>
          <table:table-cell office:value-type="float" office:value="0.665214">
            <text:p>0.665214</text:p>
          </table:table-cell>
          <table:table-cell/>
        </table:table-row>
        <table:table-row table:style-name="ro1">
          <table:table-cell office:value-type="float" office:value="269712">
            <text:p>269712</text:p>
          </table:table-cell>
          <table:table-cell office:value-type="float" office:value="0.689286">
            <text:p>0.689286</text:p>
          </table:table-cell>
          <table:table-cell/>
          <table:table-cell office:value-type="float" office:value="165500">
            <text:p>165500</text:p>
          </table:table-cell>
          <table:table-cell office:value-type="float" office:value="0.640357">
            <text:p>0.640357</text:p>
          </table:table-cell>
          <table:table-cell/>
        </table:table-row>
        <table:table-row table:style-name="ro1">
          <table:table-cell office:value-type="float" office:value="271932">
            <text:p>271932</text:p>
          </table:table-cell>
          <table:table-cell office:value-type="float" office:value="0.708">
            <text:p>0.708</text:p>
          </table:table-cell>
          <table:table-cell/>
          <table:table-cell office:value-type="float" office:value="293828">
            <text:p>293828</text:p>
          </table:table-cell>
          <table:table-cell office:value-type="float" office:value="0.669429">
            <text:p>0.669429</text:p>
          </table:table-cell>
          <table:table-cell/>
        </table:table-row>
        <table:table-row table:style-name="ro1">
          <table:table-cell office:value-type="float" office:value="271064">
            <text:p>271064</text:p>
          </table:table-cell>
          <table:table-cell office:value-type="float" office:value="0.669429">
            <text:p>0.669429</text:p>
          </table:table-cell>
          <table:table-cell/>
          <table:table-cell office:value-type="float" office:value="288756">
            <text:p>288756</text:p>
          </table:table-cell>
          <table:table-cell office:value-type="float" office:value="0.661">
            <text:p>0.661</text:p>
          </table:table-cell>
          <table:table-cell/>
        </table:table-row>
        <table:table-row table:style-name="ro1">
          <table:table-cell office:value-type="float" office:value="264096">
            <text:p>264096</text:p>
          </table:table-cell>
          <table:table-cell office:value-type="float" office:value="0.647">
            <text:p>0.647</text:p>
          </table:table-cell>
          <table:table-cell/>
          <table:table-cell office:value-type="float" office:value="300392">
            <text:p>300392</text:p>
          </table:table-cell>
          <table:table-cell office:value-type="float" office:value="0.714429">
            <text:p>0.714429</text:p>
          </table:table-cell>
          <table:table-cell/>
        </table:table-row>
        <table:table-row table:style-name="ro1">
          <table:table-cell office:value-type="float" office:value="287052">
            <text:p>287052</text:p>
          </table:table-cell>
          <table:table-cell office:value-type="float" office:value="0.690786">
            <text:p>0.690786</text:p>
          </table:table-cell>
          <table:table-cell/>
          <table:table-cell office:value-type="float" office:value="291484">
            <text:p>291484</text:p>
          </table:table-cell>
          <table:table-cell office:value-type="float" office:value="0.6285">
            <text:p>0.6285</text:p>
          </table:table-cell>
          <table:table-cell/>
        </table:table-row>
        <table:table-row table:style-name="ro1">
          <table:table-cell office:value-type="float" office:value="292992">
            <text:p>292992</text:p>
          </table:table-cell>
          <table:table-cell office:value-type="float" office:value="0.685214">
            <text:p>0.685214</text:p>
          </table:table-cell>
          <table:table-cell/>
          <table:table-cell office:value-type="float" office:value="291528">
            <text:p>291528</text:p>
          </table:table-cell>
          <table:table-cell office:value-type="float" office:value="0.679071">
            <text:p>0.679071</text:p>
          </table:table-cell>
          <table:table-cell/>
        </table:table-row>
        <table:table-row table:style-name="ro1">
          <table:table-cell office:value-type="float" office:value="277468">
            <text:p>277468</text:p>
          </table:table-cell>
          <table:table-cell office:value-type="float" office:value="0.705214">
            <text:p>0.705214</text:p>
          </table:table-cell>
          <table:table-cell/>
          <table:table-cell office:value-type="float" office:value="302020">
            <text:p>302020</text:p>
          </table:table-cell>
          <table:table-cell office:value-type="float" office:value="0.644571">
            <text:p>0.644571</text:p>
          </table:table-cell>
          <table:table-cell/>
        </table:table-row>
        <table:table-row table:style-name="ro1">
          <table:table-cell office:value-type="float" office:value="275644">
            <text:p>275644</text:p>
          </table:table-cell>
          <table:table-cell office:value-type="float" office:value="0.673714">
            <text:p>0.673714</text:p>
          </table:table-cell>
          <table:table-cell/>
          <table:table-cell office:value-type="float" office:value="301784">
            <text:p>301784</text:p>
          </table:table-cell>
          <table:table-cell office:value-type="float" office:value="0.639071">
            <text:p>0.639071</text:p>
          </table:table-cell>
          <table:table-cell/>
        </table:table-row>
        <table:table-row table:style-name="ro1">
          <table:table-cell office:value-type="float" office:value="286532">
            <text:p>286532</text:p>
          </table:table-cell>
          <table:table-cell office:value-type="float" office:value="0.681071">
            <text:p>0.681071</text:p>
          </table:table-cell>
          <table:table-cell/>
          <table:table-cell office:value-type="float" office:value="302408">
            <text:p>302408</text:p>
          </table:table-cell>
          <table:table-cell office:value-type="float" office:value="0.680714">
            <text:p>0.680714</text:p>
          </table:table-cell>
          <table:table-cell/>
        </table:table-row>
        <table:table-row table:style-name="ro1">
          <table:table-cell office:value-type="float" office:value="300164">
            <text:p>300164</text:p>
          </table:table-cell>
          <table:table-cell office:value-type="float" office:value="0.679214">
            <text:p>0.679214</text:p>
          </table:table-cell>
          <table:table-cell/>
          <table:table-cell office:value-type="float" office:value="288428">
            <text:p>288428</text:p>
          </table:table-cell>
          <table:table-cell office:value-type="float" office:value="0.663071">
            <text:p>0.663071</text:p>
          </table:table-cell>
          <table:table-cell/>
        </table:table-row>
        <table:table-row table:style-name="ro1">
          <table:table-cell office:value-type="float" office:value="297728">
            <text:p>297728</text:p>
          </table:table-cell>
          <table:table-cell office:value-type="float" office:value="0.734214">
            <text:p>0.734214</text:p>
          </table:table-cell>
          <table:table-cell/>
          <table:table-cell office:value-type="float" office:value="293432">
            <text:p>293432</text:p>
          </table:table-cell>
          <table:table-cell office:value-type="float" office:value="0.627286">
            <text:p>0.627286</text:p>
          </table:table-cell>
          <table:table-cell/>
        </table:table-row>
        <table:table-row table:style-name="ro1">
          <table:table-cell office:value-type="float" office:value="288580">
            <text:p>288580</text:p>
          </table:table-cell>
          <table:table-cell office:value-type="float" office:value="0.685857">
            <text:p>0.685857</text:p>
          </table:table-cell>
          <table:table-cell/>
          <table:table-cell office:value-type="float" office:value="288056">
            <text:p>288056</text:p>
          </table:table-cell>
          <table:table-cell office:value-type="float" office:value="0.6515">
            <text:p>0.6515</text:p>
          </table:table-cell>
          <table:table-cell/>
        </table:table-row>
        <table:table-row table:style-name="ro1">
          <table:table-cell office:value-type="float" office:value="287704">
            <text:p>287704</text:p>
          </table:table-cell>
          <table:table-cell office:value-type="float" office:value="0.708357">
            <text:p>0.708357</text:p>
          </table:table-cell>
          <table:table-cell/>
          <table:table-cell office:value-type="float" office:value="288724">
            <text:p>288724</text:p>
          </table:table-cell>
          <table:table-cell office:value-type="float" office:value="0.691143">
            <text:p>0.691143</text:p>
          </table:table-cell>
          <table:table-cell/>
        </table:table-row>
        <table:table-row table:style-name="ro1">
          <table:table-cell office:value-type="float" office:value="268624">
            <text:p>268624</text:p>
          </table:table-cell>
          <table:table-cell office:value-type="float" office:value="0.694286">
            <text:p>0.694286</text:p>
          </table:table-cell>
          <table:table-cell/>
          <table:table-cell office:value-type="float" office:value="292272">
            <text:p>292272</text:p>
          </table:table-cell>
          <table:table-cell office:value-type="float" office:value="0.645">
            <text:p>0.645</text:p>
          </table:table-cell>
          <table:table-cell/>
        </table:table-row>
        <table:table-row table:style-name="ro1">
          <table:table-cell office:value-type="float" office:value="280972">
            <text:p>280972</text:p>
          </table:table-cell>
          <table:table-cell office:value-type="float" office:value="0.654857">
            <text:p>0.654857</text:p>
          </table:table-cell>
          <table:table-cell/>
          <table:table-cell office:value-type="float" office:value="288696">
            <text:p>288696</text:p>
          </table:table-cell>
          <table:table-cell office:value-type="float" office:value="0.660714">
            <text:p>0.660714</text:p>
          </table:table-cell>
          <table:table-cell/>
        </table:table-row>
        <table:table-row table:style-name="ro1">
          <table:table-cell office:value-type="float" office:value="277296">
            <text:p>277296</text:p>
          </table:table-cell>
          <table:table-cell office:value-type="float" office:value="0.670429">
            <text:p>0.670429</text:p>
          </table:table-cell>
          <table:table-cell/>
          <table:table-cell office:value-type="float" office:value="287092">
            <text:p>287092</text:p>
          </table:table-cell>
          <table:table-cell office:value-type="float" office:value="0.627214">
            <text:p>0.627214</text:p>
          </table:table-cell>
          <table:table-cell/>
        </table:table-row>
        <table:table-row table:style-name="ro1">
          <table:table-cell office:value-type="float" office:value="283816">
            <text:p>283816</text:p>
          </table:table-cell>
          <table:table-cell office:value-type="float" office:value="0.674857">
            <text:p>0.674857</text:p>
          </table:table-cell>
          <table:table-cell/>
          <table:table-cell office:value-type="float" office:value="292208">
            <text:p>292208</text:p>
          </table:table-cell>
          <table:table-cell office:value-type="float" office:value="0.661857">
            <text:p>0.661857</text:p>
          </table:table-cell>
          <table:table-cell/>
        </table:table-row>
        <table:table-row table:style-name="ro1">
          <table:table-cell office:value-type="float" office:value="270256">
            <text:p>270256</text:p>
          </table:table-cell>
          <table:table-cell office:value-type="float" office:value="0.686071">
            <text:p>0.686071</text:p>
          </table:table-cell>
          <table:table-cell/>
          <table:table-cell office:value-type="float" office:value="293540">
            <text:p>293540</text:p>
          </table:table-cell>
          <table:table-cell office:value-type="float" office:value="0.674">
            <text:p>0.674</text:p>
          </table:table-cell>
          <table:table-cell/>
        </table:table-row>
        <table:table-row table:style-name="ro1">
          <table:table-cell office:value-type="float" office:value="278088">
            <text:p>278088</text:p>
          </table:table-cell>
          <table:table-cell office:value-type="float" office:value="0.706214">
            <text:p>0.706214</text:p>
          </table:table-cell>
          <table:table-cell/>
          <table:table-cell office:value-type="float" office:value="312336">
            <text:p>312336</text:p>
          </table:table-cell>
          <table:table-cell office:value-type="float" office:value="0.696857">
            <text:p>0.696857</text:p>
          </table:table-cell>
          <table:table-cell/>
        </table:table-row>
        <table:table-row table:style-name="ro1">
          <table:table-cell office:value-type="float" office:value="281536">
            <text:p>281536</text:p>
          </table:table-cell>
          <table:table-cell office:value-type="float" office:value="0.698143">
            <text:p>0.698143</text:p>
          </table:table-cell>
          <table:table-cell/>
          <table:table-cell office:value-type="float" office:value="296420">
            <text:p>296420</text:p>
          </table:table-cell>
          <table:table-cell office:value-type="float" office:value="0.672286">
            <text:p>0.672286</text:p>
          </table:table-cell>
          <table:table-cell/>
        </table:table-row>
        <table:table-row table:style-name="ro1">
          <table:table-cell office:value-type="float" office:value="174992">
            <text:p>174992</text:p>
          </table:table-cell>
          <table:table-cell office:value-type="float" office:value="0.671357">
            <text:p>0.671357</text:p>
          </table:table-cell>
          <table:table-cell/>
          <table:table-cell office:value-type="float" office:value="299048">
            <text:p>299048</text:p>
          </table:table-cell>
          <table:table-cell office:value-type="float" office:value="0.707286">
            <text:p>0.707286</text:p>
          </table:table-cell>
          <table:table-cell/>
        </table:table-row>
        <table:table-row table:style-name="ro1">
          <table:table-cell office:value-type="float" office:value="282540">
            <text:p>282540</text:p>
          </table:table-cell>
          <table:table-cell office:value-type="float" office:value="0.664929">
            <text:p>0.664929</text:p>
          </table:table-cell>
          <table:table-cell/>
          <table:table-cell office:value-type="float" office:value="295892">
            <text:p>295892</text:p>
          </table:table-cell>
          <table:table-cell office:value-type="float" office:value="0.640357">
            <text:p>0.640357</text:p>
          </table:table-cell>
          <table:table-cell/>
        </table:table-row>
        <table:table-row table:style-name="ro1">
          <table:table-cell office:value-type="float" office:value="282760">
            <text:p>282760</text:p>
          </table:table-cell>
          <table:table-cell office:value-type="float" office:value="0.660071">
            <text:p>0.660071</text:p>
          </table:table-cell>
          <table:table-cell/>
          <table:table-cell office:value-type="float" office:value="301156">
            <text:p>301156</text:p>
          </table:table-cell>
          <table:table-cell office:value-type="float" office:value="0.640929">
            <text:p>0.640929</text:p>
          </table:table-cell>
          <table:table-cell/>
        </table:table-row>
        <table:table-row table:style-name="ro1">
          <table:table-cell office:value-type="float" office:value="273132">
            <text:p>273132</text:p>
          </table:table-cell>
          <table:table-cell office:value-type="float" office:value="0.718857">
            <text:p>0.718857</text:p>
          </table:table-cell>
          <table:table-cell/>
          <table:table-cell office:value-type="float" office:value="292532">
            <text:p>292532</text:p>
          </table:table-cell>
          <table:table-cell office:value-type="float" office:value="0.6335">
            <text:p>0.6335</text:p>
          </table:table-cell>
          <table:table-cell/>
        </table:table-row>
        <table:table-row table:style-name="ro1">
          <table:table-cell office:value-type="float" office:value="275600">
            <text:p>275600</text:p>
          </table:table-cell>
          <table:table-cell office:value-type="float" office:value="0.696286">
            <text:p>0.696286</text:p>
          </table:table-cell>
          <table:table-cell/>
          <table:table-cell office:value-type="float" office:value="286080">
            <text:p>286080</text:p>
          </table:table-cell>
          <table:table-cell office:value-type="float" office:value="0.642571">
            <text:p>0.642571</text:p>
          </table:table-cell>
          <table:table-cell/>
        </table:table-row>
        <table:table-row table:style-name="ro1">
          <table:table-cell office:value-type="float" office:value="298804">
            <text:p>298804</text:p>
          </table:table-cell>
          <table:table-cell office:value-type="float" office:value="0.689286">
            <text:p>0.689286</text:p>
          </table:table-cell>
          <table:table-cell/>
          <table:table-cell office:value-type="float" office:value="285432">
            <text:p>285432</text:p>
          </table:table-cell>
          <table:table-cell office:value-type="float" office:value="0.665143">
            <text:p>0.665143</text:p>
          </table:table-cell>
          <table:table-cell/>
        </table:table-row>
        <table:table-row table:style-name="ro1">
          <table:table-cell office:value-type="float" office:value="269256">
            <text:p>269256</text:p>
          </table:table-cell>
          <table:table-cell office:value-type="float" office:value="0.701286">
            <text:p>0.701286</text:p>
          </table:table-cell>
          <table:table-cell/>
          <table:table-cell office:value-type="float" office:value="287092">
            <text:p>287092</text:p>
          </table:table-cell>
          <table:table-cell office:value-type="float" office:value="0.637857">
            <text:p>0.637857</text:p>
          </table:table-cell>
          <table:table-cell/>
        </table:table-row>
        <table:table-row table:style-name="ro1">
          <table:table-cell office:value-type="float" office:value="274532">
            <text:p>274532</text:p>
          </table:table-cell>
          <table:table-cell office:value-type="float" office:value="0.640786">
            <text:p>0.640786</text:p>
          </table:table-cell>
          <table:table-cell/>
          <table:table-cell office:value-type="float" office:value="284360">
            <text:p>284360</text:p>
          </table:table-cell>
          <table:table-cell office:value-type="float" office:value="0.640286">
            <text:p>0.640286</text:p>
          </table:table-cell>
          <table:table-cell/>
        </table:table-row>
        <table:table-row table:style-name="ro1">
          <table:table-cell office:value-type="float" office:value="286532">
            <text:p>286532</text:p>
          </table:table-cell>
          <table:table-cell office:value-type="float" office:value="0.684571">
            <text:p>0.684571</text:p>
          </table:table-cell>
          <table:table-cell/>
          <table:table-cell office:value-type="float" office:value="299832">
            <text:p>299832</text:p>
          </table:table-cell>
          <table:table-cell office:value-type="float" office:value="0.6395">
            <text:p>0.6395</text:p>
          </table:table-cell>
          <table:table-cell/>
        </table:table-row>
        <table:table-row table:style-name="ro1">
          <table:table-cell office:value-type="float" office:value="271320">
            <text:p>271320</text:p>
          </table:table-cell>
          <table:table-cell office:value-type="float" office:value="0.616286">
            <text:p>0.616286</text:p>
          </table:table-cell>
          <table:table-cell/>
          <table:table-cell office:value-type="float" office:value="294016">
            <text:p>294016</text:p>
          </table:table-cell>
          <table:table-cell office:value-type="float" office:value="0.687071">
            <text:p>0.687071</text:p>
          </table:table-cell>
          <table:table-cell/>
        </table:table-row>
        <table:table-row table:style-name="ro1">
          <table:table-cell office:value-type="float" office:value="294540">
            <text:p>294540</text:p>
          </table:table-cell>
          <table:table-cell office:value-type="float" office:value="0.7155">
            <text:p>0.7155</text:p>
          </table:table-cell>
          <table:table-cell/>
          <table:table-cell office:value-type="float" office:value="292100">
            <text:p>292100</text:p>
          </table:table-cell>
          <table:table-cell office:value-type="float" office:value="0.660143">
            <text:p>0.660143</text:p>
          </table:table-cell>
          <table:table-cell/>
        </table:table-row>
        <table:table-row table:style-name="ro1">
          <table:table-cell office:value-type="float" office:value="281820">
            <text:p>281820</text:p>
          </table:table-cell>
          <table:table-cell office:value-type="float" office:value="0.692571">
            <text:p>0.692571</text:p>
          </table:table-cell>
          <table:table-cell/>
          <table:table-cell office:value-type="float" office:value="308736">
            <text:p>308736</text:p>
          </table:table-cell>
          <table:table-cell office:value-type="float" office:value="0.674214">
            <text:p>0.674214</text:p>
          </table:table-cell>
          <table:table-cell/>
        </table:table-row>
        <table:table-row table:style-name="ro1">
          <table:table-cell office:value-type="float" office:value="265496">
            <text:p>265496</text:p>
          </table:table-cell>
          <table:table-cell office:value-type="float" office:value="0.703214">
            <text:p>0.703214</text:p>
          </table:table-cell>
          <table:table-cell/>
          <table:table-cell office:value-type="float" office:value="277892">
            <text:p>277892</text:p>
          </table:table-cell>
          <table:table-cell office:value-type="float" office:value="0.6495">
            <text:p>0.6495</text:p>
          </table:table-cell>
          <table:table-cell/>
        </table:table-row>
        <table:table-row table:style-name="ro1">
          <table:table-cell office:value-type="float" office:value="272772">
            <text:p>272772</text:p>
          </table:table-cell>
          <table:table-cell office:value-type="float" office:value="0.667">
            <text:p>0.667</text:p>
          </table:table-cell>
          <table:table-cell/>
          <table:table-cell office:value-type="float" office:value="286636">
            <text:p>286636</text:p>
          </table:table-cell>
          <table:table-cell office:value-type="float" office:value="0.664357">
            <text:p>0.664357</text:p>
          </table:table-cell>
          <table:table-cell/>
        </table:table-row>
        <table:table-row table:style-name="ro1">
          <table:table-cell office:value-type="float" office:value="302684">
            <text:p>302684</text:p>
          </table:table-cell>
          <table:table-cell office:value-type="float" office:value="0.719929">
            <text:p>0.719929</text:p>
          </table:table-cell>
          <table:table-cell/>
          <table:table-cell office:value-type="float" office:value="291652">
            <text:p>291652</text:p>
          </table:table-cell>
          <table:table-cell office:value-type="float" office:value="0.736071">
            <text:p>0.736071</text:p>
          </table:table-cell>
          <table:table-cell/>
        </table:table-row>
        <table:table-row table:style-name="ro1">
          <table:table-cell office:value-type="float" office:value="291896">
            <text:p>291896</text:p>
          </table:table-cell>
          <table:table-cell office:value-type="float" office:value="0.678214">
            <text:p>0.678214</text:p>
          </table:table-cell>
          <table:table-cell/>
          <table:table-cell office:value-type="float" office:value="286012">
            <text:p>286012</text:p>
          </table:table-cell>
          <table:table-cell office:value-type="float" office:value="0.647">
            <text:p>0.647</text:p>
          </table:table-cell>
          <table:table-cell/>
        </table:table-row>
        <table:table-row table:style-name="ro1">
          <table:table-cell office:value-type="float" office:value="283016">
            <text:p>283016</text:p>
          </table:table-cell>
          <table:table-cell office:value-type="float" office:value="0.675643">
            <text:p>0.675643</text:p>
          </table:table-cell>
          <table:table-cell/>
          <table:table-cell office:value-type="float" office:value="311384">
            <text:p>311384</text:p>
          </table:table-cell>
          <table:table-cell office:value-type="float" office:value="0.683429">
            <text:p>0.683429</text:p>
          </table:table-cell>
          <table:table-cell/>
        </table:table-row>
        <table:table-row table:style-name="ro1">
          <table:table-cell office:value-type="float" office:value="285764">
            <text:p>285764</text:p>
          </table:table-cell>
          <table:table-cell office:value-type="float" office:value="0.667357">
            <text:p>0.667357</text:p>
          </table:table-cell>
          <table:table-cell/>
          <table:table-cell office:value-type="float" office:value="286696">
            <text:p>286696</text:p>
          </table:table-cell>
          <table:table-cell office:value-type="float" office:value="0.6595">
            <text:p>0.6595</text:p>
          </table:table-cell>
          <table:table-cell/>
        </table:table-row>
        <table:table-row table:style-name="ro1">
          <table:table-cell office:value-type="float" office:value="278888">
            <text:p>278888</text:p>
          </table:table-cell>
          <table:table-cell office:value-type="float" office:value="0.714714">
            <text:p>0.714714</text:p>
          </table:table-cell>
          <table:table-cell/>
          <table:table-cell office:value-type="float" office:value="297044">
            <text:p>297044</text:p>
          </table:table-cell>
          <table:table-cell office:value-type="float" office:value="0.6855">
            <text:p>0.6855</text:p>
          </table:table-cell>
          <table:table-cell/>
        </table:table-row>
        <table:table-row table:style-name="ro1">
          <table:table-cell office:value-type="float" office:value="281520">
            <text:p>281520</text:p>
          </table:table-cell>
          <table:table-cell office:value-type="float" office:value="0.661071">
            <text:p>0.661071</text:p>
          </table:table-cell>
          <table:table-cell/>
          <table:table-cell office:value-type="float" office:value="197308">
            <text:p>197308</text:p>
          </table:table-cell>
          <table:table-cell office:value-type="float" office:value="0.710357">
            <text:p>0.710357</text:p>
          </table:table-cell>
          <table:table-cell/>
        </table:table-row>
        <table:table-row table:style-name="ro1">
          <table:table-cell office:value-type="float" office:value="278828">
            <text:p>278828</text:p>
          </table:table-cell>
          <table:table-cell office:value-type="float" office:value="0.714429">
            <text:p>0.714429</text:p>
          </table:table-cell>
          <table:table-cell/>
          <table:table-cell office:value-type="float" office:value="286200">
            <text:p>286200</text:p>
          </table:table-cell>
          <table:table-cell office:value-type="float" office:value="0.6835">
            <text:p>0.6835</text:p>
          </table:table-cell>
          <table:table-cell/>
        </table:table-row>
        <table:table-row table:style-name="ro1">
          <table:table-cell/>
          <table:table-cell table:formula="of:=AVERAGE([.B1:.B96])" office:value-type="float" office:value="0.680528260416667">
            <text:p>0.6805282604</text:p>
          </table:table-cell>
          <table:table-cell table:number-columns-repeated="2"/>
          <table:table-cell table:formula="of:=AVERAGE([.E1:.E96])" office:value-type="float" office:value="0.66757509375">
            <text:p>0.6675750938</text:p>
          </table:table-cell>
          <table:table-cell table:formula="of:=[.B97]-[.E97]" office:value-type="float" office:value="0.0129531666666667">
            <text:p>0.0129531667</text:p>
          </table:table-cell>
        </table:table-row>
        <table:table-row table:style-name="ro2">
          <table:table-cell office:value-type="string">
            <text:p>swapused_nopatch</text:p>
          </table:table-cell>
          <table:table-cell office:value-type="string">
            <text:p>系统碎片化率_nopatch</text:p>
          </table:table-cell>
          <table:table-cell/>
          <table:table-cell office:value-type="string">
            <text:p>swapused_withpatch</text:p>
          </table:table-cell>
          <table:table-cell office:value-type="string">
            <text:p>系统碎片化率_withpatch</text:p>
          </table:table-cell>
          <table:table-cell office:value-type="string">
            <text:p>有无patch的情况下，系统碎片化率的差值</text:p>
          </table:table-cell>
        </table:table-row>
        <table:table-row table:style-name="ro1" table:number-rows-repeated="104847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1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hizhou (田智洲)</meta:initial-creator>
    <meta:creation-date>2016-10-01T11:16:52</meta:creation-date>
    <dc:date>2016-10-01T12:52:09</dc:date>
    <dc:creator>Zhizhou (田智洲)</dc:creator>
    <meta:editing-duration>PT4M47S</meta:editing-duration>
    <meta:editing-cycles>1</meta:editing-cycles>
    <meta:document-statistic meta:table-count="4" meta:cell-count="392" meta:object-count="0"/>
    <meta:generator>LibreOffice/3.5$Linux_X86_64 LibreOffice_project/350m1$Build-2</meta:generator>
  </office:meta>
</office:document-meta>
</file>